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40pt" officeooo:rsid="00199241" officeooo:paragraph-rsid="00199241" style:font-size-asian="35pt" style:font-size-complex="40pt"/>
    </style:style>
    <style:style style:name="P2" style:family="paragraph" style:parent-style-name="Standard">
      <style:text-properties fo:font-size="10pt" officeooo:rsid="00199241" officeooo:paragraph-rsid="001ac995" style:font-size-asian="8.75pt" style:font-size-complex="10pt"/>
    </style:style>
    <style:style style:name="T1" style:family="text">
      <style:text-properties officeooo:rsid="0019f81a"/>
    </style:style>
    <style:style style:name="T2" style:family="text">
      <style:text-properties officeooo:rsid="001ac995"/>
    </style:style>
    <style:style style:name="T3" style:family="text">
      <style:text-properties officeooo:rsid="001baa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minal</text:p>
      <text:p text:style-name="P2">It’s the year 1998, a brand new system called “RetroNet” comes out. Our main character gets a computer, but has nothing to install on it. <text:span text:style-name="T1">A random strangers drops a CD on his porch with the operating system. You install the system, on your brand new computer. The system seems pretty old school, it’s only a terminal in ms-dos style. The system was modified with a preinstalled browser, and a message from a hacking organization called “CyberX”. You don’t know what the aim of the organization is, but you help them regardless. Firstly, they task you with decrypting tools on your computer, called unhexa, and hexagon. You get there using a browser. After decrypting, the tools, and decrypting the folder with the key to their organization. After, that they get you your first real task. You need to “hack into” a computer. <text:s/>Using a new technology called SSH. You connect to the computer, and you are asked to deliver some data to the organization. You get ten of these tasks, until your </text:span><text:span text:style-name="T2">connection with the group fades out. You try to reach out to the group, but to no avail. You get approached next by a second hacking organization, who reveals the plans of CyberX. You hack into the evil organizations network, and obtain their plans. The computers that you were hacking belonged to a bank called “Hello Word”. The organization is planning to pull of the greatest cyber heist of history. You immediately contact the organization you are working with The Thousandth Sun, about the plans of CyberX. You manage to plan a sting operation, to sabotage the heist. You manage to get the information </text:span><text:span text:style-name="T3">on the organization’s boss, and try to report it to the authorities. After that, you think it’s the end, and you can finally rest. After all of that, a month later, you are approached by the authorities, and you get a 10 year sentence for computer hacking. The end. </text:span><text:span text:style-name="T2"><text:s text:c="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0:31:38.266186165</meta:creation-date>
    <dc:date>2023-06-08T10:58:38.688806895</dc:date>
    <meta:editing-duration>PT5M21S</meta:editing-duration>
    <meta:editing-cycles>2</meta:editing-cycles>
    <meta:generator>LibreOffice/7.3.7.2$Linux_X86_64 LibreOffice_project/30$Build-2</meta:generator>
    <meta:document-statistic meta:table-count="0" meta:image-count="0" meta:object-count="0" meta:page-count="1" meta:paragraph-count="2" meta:word-count="326" meta:character-count="1871" meta:non-whitespace-character-count="1543"/>
  </office:meta>
</office:document-meta>
</file>